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in_narrow_social_movie.mp4" manifest:media-type="application/vnd.sun.star.media"/>
  <manifest:file-entry manifest:full-path="Pictures/20000002000000E000000097CCD679E2.eps" manifest:media-type=""/>
  <manifest:file-entry manifest:full-path="Pictures/20000002000000E000000097142E846A.eps" manifest:media-type=""/>
  <manifest:file-entry manifest:full-path="Pictures/20000002000000E200000097E0674444.eps" manifest:media-type=""/>
  <manifest:file-entry manifest:full-path="Pictures/20000002000000DD00000097BB2F5EE6.eps" manifest:media-type=""/>
  <manifest:file-entry manifest:full-path="Pictures/20000002000000E000000097C1164708.eps" manifest:media-type=""/>
  <manifest:file-entry manifest:full-path="Pictures/20000002000000DD0000009716155A89.eps" manifest:media-type=""/>
  <manifest:file-entry manifest:full-path="Pictures/20000002000000D700000097DB30F005.eps" manifest:media-type=""/>
  <manifest:file-entry manifest:full-path="Pictures/20000002000000E000000097FD8293F1.eps" manifest:media-type=""/>
  <manifest:file-entry manifest:full-path="Pictures/20000002000000E3000000973875D7D2.eps" manifest:media-type=""/>
  <manifest:file-entry manifest:full-path="Pictures/20000002000000E300000097F293F9BF.eps" manifest:media-type=""/>
  <manifest:file-entry manifest:full-path="Pictures/20000002000000D300000097DAF15453.eps" manifest:media-type=""/>
  <manifest:file-entry manifest:full-path="Pictures/20000002000000E300000097EE85F229.eps" manifest:media-type=""/>
  <manifest:file-entry manifest:full-path="Pictures/20000002000000E0000000979826B08B.eps" manifest:media-type=""/>
  <manifest:file-entry manifest:full-path="Pictures/20000002000000D800000097CCFA49B6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8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986cm" svg:height="2.621cm" svg:x="7.112cm" svg:y="8.301cm">
          <draw:text-box>
            <text:p><text:span text:style-name="T1">Narrow: </text:span><text:span text:style-name="T2">individuo pasando por el medio de otros 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standard" draw:layer="layout" svg:width="22.86cm" svg:height="17.526cm" svg:x="2.424cm" svg:y="2.024cm">
          <draw:plugin xlink:href="Media/in_narrow_social_movie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D800000097CCFA49B6.eps" xlink:type="simple" xlink:show="embed" xlink:actuate="onLoad">
            <text:p/>
          </draw:image>
        </draw:frame>
        <draw:frame draw:style-name="gr1" draw:text-style-name="P4" draw:layer="layout" svg:width="9.144cm" svg:height="1.204cm" svg:x="10.492cm" svg:y="2.278cm">
          <draw:text-box>
            <text:p><text:span text:style-name="T3">Tiempo de evacuac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3.716cm" svg:height="11.227cm" svg:x="0.351cm" svg:y="4.976cm">
          <draw:image xlink:href="Pictures/20000002000000E300000097EE85F229.eps" xlink:type="simple" xlink:show="embed" xlink:actuate="onLoad">
            <text:p/>
          </draw:image>
        </draw:frame>
        <draw:frame draw:style-name="gr3" draw:text-style-name="P3" draw:layer="layout" svg:width="13.716cm" svg:height="11.481cm" svg:x="13.881cm" svg:y="5.176cm">
          <draw:image xlink:href="Pictures/20000002000000E3000000973875D7D2.eps" xlink:type="simple" xlink:show="embed" xlink:actuate="onLoad">
            <text:p/>
          </draw:image>
        </draw:frame>
        <draw:frame draw:style-name="gr1" draw:text-style-name="P4" draw:layer="layout" svg:width="6.096cm" svg:height="1.204cm" svg:x="12.192cm" svg:y="1.778cm">
          <draw:text-box>
            <text:p><text:span text:style-name="T3">Friccion (t)</text:span></text:p>
          </draw:text-box>
        </draw:frame>
        <draw:frame draw:style-name="gr1" draw:layer="layout" svg:width="4.734cm" svg:height="0.962cm" svg:x="5.872cm" svg:y="16.056cm">
          <draw:text-box>
            <text:p>Vd=2 m/s</text:p>
          </draw:text-box>
        </draw:frame>
        <draw:frame draw:style-name="gr1" draw:layer="layout" svg:width="4.572cm" svg:height="0.962cm" svg:x="20.112cm" svg:y="16.31cm">
          <draw:text-box>
            <text:p>Vd=10 m/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3.716cm" svg:height="11.227cm" svg:x="0.351cm" svg:y="4.976cm">
          <draw:image xlink:href="Pictures/20000002000000E000000097FD8293F1.eps" xlink:type="simple" xlink:show="embed" xlink:actuate="onLoad">
            <text:p/>
          </draw:image>
        </draw:frame>
        <draw:frame draw:style-name="gr3" draw:text-style-name="P3" draw:layer="layout" svg:width="13.716cm" svg:height="11.481cm" svg:x="13.881cm" svg:y="5.176cm">
          <draw:image xlink:href="Pictures/20000002000000E0000000979826B08B.eps" xlink:type="simple" xlink:show="embed" xlink:actuate="onLoad">
            <text:p/>
          </draw:image>
        </draw:frame>
        <draw:frame draw:style-name="gr1" draw:text-style-name="P4" draw:layer="layout" svg:width="6.096cm" svg:height="1.204cm" svg:x="12.192cm" svg:y="1.778cm">
          <draw:text-box>
            <text:p><text:span text:style-name="T3">Velocidad (t)</text:span></text:p>
          </draw:text-box>
        </draw:frame>
        <draw:frame draw:style-name="gr1" draw:text-style-name="P5" draw:layer="layout" svg:width="4.734cm" svg:height="1.119cm" svg:x="5.872cm" svg:y="16.056cm">
          <draw:text-box>
            <text:p><text:span text:style-name="T4">Vd=2 m/s</text:span></text:p>
          </draw:text-box>
        </draw:frame>
        <draw:frame draw:style-name="gr1" draw:text-style-name="P5" draw:layer="layout" svg:width="4.572cm" svg:height="1.119cm" svg:x="20.112cm" svg:y="16.31cm">
          <draw:text-box>
            <text:p><text:span text:style-name="T4">Vd=10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3.716cm" svg:height="11.227cm" svg:x="0.351cm" svg:y="4.976cm">
          <draw:image xlink:href="Pictures/20000002000000DD0000009716155A89.eps" xlink:type="simple" xlink:show="embed" xlink:actuate="onLoad">
            <text:p/>
          </draw:image>
        </draw:frame>
        <draw:frame draw:style-name="gr3" draw:text-style-name="P3" draw:layer="layout" svg:width="13.716cm" svg:height="11.481cm" svg:x="13.881cm" svg:y="5.176cm">
          <draw:image xlink:href="Pictures/20000002000000DD00000097BB2F5EE6.eps" xlink:type="simple" xlink:show="embed" xlink:actuate="onLoad">
            <text:p/>
          </draw:image>
        </draw:frame>
        <draw:frame draw:style-name="gr1" draw:text-style-name="P4" draw:layer="layout" svg:width="6.096cm" svg:height="1.204cm" svg:x="12.192cm" svg:y="1.778cm">
          <draw:text-box>
            <text:p><text:span text:style-name="T3">Posicion (t)</text:span></text:p>
          </draw:text-box>
        </draw:frame>
        <draw:frame draw:style-name="gr1" draw:text-style-name="P6" draw:layer="layout" svg:width="4.734cm" svg:height="0.962cm" svg:x="5.872cm" svg:y="16.056cm">
          <draw:text-box>
            <text:p><text:span text:style-name="T5">Vd=2 m/s</text:span></text:p>
          </draw:text-box>
        </draw:frame>
        <draw:frame draw:style-name="gr1" draw:text-style-name="P6" draw:layer="layout" svg:width="4.572cm" svg:height="0.962cm" svg:x="20.112cm" svg:y="16.31cm">
          <draw:text-box>
            <text:p><text:span text:style-name="T5">Vd=10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200000097E0674444.eps" xlink:type="simple" xlink:show="embed" xlink:actuate="onLoad">
            <text:p/>
          </draw:image>
        </draw:frame>
        <draw:frame draw:style-name="gr1" draw:text-style-name="P4" draw:layer="layout" svg:width="9.144cm" svg:height="1.204cm" svg:x="10.492cm" svg:y="2.278cm">
          <draw:text-box>
            <text:p><text:span text:style-name="T3">Fuerza social en el B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D300000097DAF15453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000000097C1164708.eps" xlink:type="simple" xlink:show="embed" xlink:actuate="onLoad">
            <text:p/>
          </draw:image>
        </draw:frame>
        <draw:frame draw:style-name="gr1" draw:text-style-name="P4" draw:layer="layout" svg:width="11.176cm" svg:height="1.204cm" svg:x="10.16cm" svg:y="2.032cm">
          <draw:text-box>
            <text:p><text:span text:style-name="T3">Vd = 3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000000097142E846A.eps" xlink:type="simple" xlink:show="embed" xlink:actuate="onLoad">
            <text:p/>
          </draw:image>
        </draw:frame>
        <draw:frame draw:style-name="gr1" draw:text-style-name="P4" draw:layer="layout" svg:width="11.176cm" svg:height="1.204cm" svg:x="10.16cm" svg:y="2.032cm">
          <draw:text-box>
            <text:p><text:span text:style-name="T3">Vd = 4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7.145cm" svg:height="13.716cm" svg:x="5.351cm" svg:y="4.776cm">
          <draw:image xlink:href="Pictures/20000002000000E000000097CCD679E2.eps" xlink:type="simple" xlink:show="embed" xlink:actuate="onLoad">
            <text:p/>
          </draw:image>
        </draw:frame>
        <draw:frame draw:style-name="gr1" draw:text-style-name="P4" draw:layer="layout" svg:width="11.176cm" svg:height="1.204cm" svg:x="10.16cm" svg:y="2.032cm">
          <draw:text-box>
            <text:p><text:span text:style-name="T3">Vd = 5 m/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14.227cm" svg:height="10.718cm" svg:x="0.051cm" svg:y="5.076cm">
          <draw:image xlink:href="Pictures/20000002000000E300000097F293F9BF.eps" xlink:type="simple" xlink:show="embed" xlink:actuate="onLoad">
            <text:p/>
          </draw:image>
        </draw:frame>
        <draw:frame draw:style-name="gr3" draw:text-style-name="P3" draw:layer="layout" svg:width="14.284cm" svg:height="9.944cm" svg:x="13.916cm" svg:y="5.334cm">
          <draw:image xlink:href="Pictures/20000002000000D700000097DB30F005.eps" xlink:type="simple" xlink:show="embed" xlink:actuate="onLoad">
            <text:p/>
          </draw:image>
        </draw:frame>
        <draw:frame draw:style-name="gr1" draw:layer="layout" svg:width="15.24cm" svg:height="0.962cm" svg:x="7.62cm" svg:y="2.032cm">
          <draw:text-box>
            <text:p>Misma escala que los graficos de vd=10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5:21:26.018545117</meta:creation-date>
    <dc:date>2017-03-19T10:34:58.330647096</dc:date>
    <meta:editing-duration>PT5H11M14S</meta:editing-duration>
    <meta:editing-cycles>12</meta:editing-cycles>
    <meta:generator>LibreOffice/4.2.8.2$Linux_X86_64 LibreOffice_project/420m0$Build-2</meta:generator>
    <meta:document-statistic meta:object-count="76"/>
  </office:meta>
</office:document-meta>
</file>